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53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93cm"/>
    </style:style>
    <style:style style:name="gr3" style:family="graphic" style:parent-style-name="standard">
      <style:graphic-properties draw:fill="none" draw:textarea-vertical-align="middle" draw:auto-grow-height="false" fo:min-height="2.585cm" fo:min-width="0.004cm"/>
    </style:style>
    <style:style style:name="gr4" style:family="graphic" style:parent-style-name="standard">
      <style:graphic-properties draw:fill="none" draw:textarea-vertical-align="middle" draw:auto-grow-height="false" fo:min-height="1.677cm" fo:min-width="0.004cm"/>
    </style:style>
    <style:style style:name="gr5" style:family="graphic" style:parent-style-name="standard">
      <style:graphic-properties draw:fill="none" draw:textarea-vertical-align="middle" draw:auto-grow-height="false" fo:min-height="0.778cm" fo:min-width="0.004cm"/>
    </style:style>
    <style:style style:name="gr6" style:family="graphic" style:parent-style-name="standard">
      <style:graphic-properties draw:fill="none" draw:textarea-vertical-align="middle" draw:auto-grow-height="false" fo:min-height="0.785cm" fo:min-width="0.004cm"/>
    </style:style>
    <style:style style:name="gr7" style:family="graphic" style:parent-style-name="standard">
      <style:graphic-properties draw:fill="none" draw:textarea-vertical-align="middle" draw:auto-grow-height="false" fo:min-height="0.351cm" fo:min-width="0.004cm"/>
    </style:style>
    <style:style style:name="gr8" style:family="graphic" style:parent-style-name="standard">
      <style:graphic-properties draw:fill="none" draw:textarea-vertical-align="middle" draw:auto-grow-height="false" fo:min-height="0.909cm" fo:min-width="0.004cm"/>
    </style:style>
    <style:style style:name="gr9" style:family="graphic" style:parent-style-name="standard">
      <style:graphic-properties draw:fill="none" draw:textarea-vertical-align="middle" draw:auto-grow-height="false" fo:min-height="1.544cm" fo:min-width="0.00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3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1cm" fo:min-width="8.13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47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97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038cm" svg:height="0.962cm" svg:x="6.044cm" svg:y="4.737cm">
          <draw:text-box>
            <text:p>pp-gp0236_z-upper_v2.6_taz6_x1_cura_5.0.0.0.gcode</text:p>
          </draw:text-box>
        </draw:frame>
        <draw:frame draw:style-name="gr2" draw:text-style-name="P1" xml:id="id14" draw:id="id14" draw:layer="layout" svg:width="7.83cm" svg:height="0.962cm" svg:x="2.632cm" svg:y="8.547cm">
          <draw:text-box>
            <text:p>Part Identification Number</text:p>
          </draw:text-box>
        </draw:frame>
        <draw:custom-shape draw:style-name="gr3" draw:text-style-name="P2" xml:id="id13" draw:id="id13" draw:layer="layout" svg:width="1.397cm" svg:height="2.991cm" draw:transform="rotate (-1.56765473414131) translate (9.322cm 5.882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2" xml:id="id1" draw:id="id1" draw:layer="layout" svg:width="1.397cm" svg:height="2.033cm" draw:transform="rotate (-1.56765473414131) translate (11.787cm 5.859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2" xml:id="id3" draw:id="id3" draw:layer="layout" svg:width="1.397cm" svg:height="1.056cm" draw:transform="rotate (-1.56765473414131) translate (13.257cm 5.855cm)">
          <text:p/>
          <draw:enhanced-geometry svg:viewBox="0 0 21600 21600" draw:mirror-horizontal="false" draw:mirror-vertical="false" draw:glue-points="0 0 0 21600 21600 10800" draw:text-areas="0 ?f9 7800 ?f10" draw:type="right-brace" draw:modifiers="944.88188976378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2" xml:id="id5" draw:id="id5" draw:layer="layout" svg:width="1.397cm" svg:height="1.091cm" draw:transform="rotate (-1.56765473414131) translate (14.84cm 5.857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2" xml:id="id7" draw:id="id7" draw:layer="layout" svg:width="1.397cm" svg:height="0.633cm" draw:transform="rotate (-1.56765473414131) translate (15.857cm 5.828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2" xml:id="id9" draw:id="id9" draw:layer="layout" svg:width="1.397cm" svg:height="1.221cm" draw:transform="rotate (-1.56765473414131) translate (17.508cm 5.858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2" xml:id="id11" draw:id="id11" draw:layer="layout" svg:width="1.397cm" svg:height="1.892cm" draw:transform="rotate (-1.56765473414131) translate (19.794cm 5.858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1" xml:id="id2" draw:id="id2" draw:layer="layout" svg:width="3.533cm" svg:height="0.962cm" svg:x="5.445cm" svg:y="9.636cm">
          <draw:text-box>
            <text:p>Part Name</text:p>
          </draw:text-box>
        </draw:frame>
        <draw:frame draw:style-name="gr11" draw:text-style-name="P4" xml:id="id4" draw:id="id4" draw:layer="layout" svg:width="5.08cm" svg:height="0.962cm" svg:x="7.096cm" svg:y="11.033cm">
          <draw:text-box>
            <text:p text:style-name="P3">Version Number</text:p>
          </draw:text-box>
        </draw:frame>
        <draw:frame draw:style-name="gr12" draw:text-style-name="P1" xml:id="id6" draw:id="id6" draw:layer="layout" svg:width="8.765cm" svg:height="1.851cm" svg:x="2.395cm" svg:y="12.303cm">
          <draw:text-box>
            <text:p>This is the printer that this</text:p>
            <text:p>slice will be sent to/printed on</text:p>
          </draw:text-box>
        </draw:frame>
        <draw:frame draw:style-name="gr11" draw:text-style-name="P1" xml:id="id10" draw:id="id10" draw:layer="layout" svg:width="7.601cm" svg:height="1.673cm" svg:x="16.621cm" svg:y="8.938cm">
          <draw:text-box>
            <text:p>Program used to generate this g-code file</text:p>
          </draw:text-box>
        </draw:frame>
        <draw:frame draw:style-name="gr13" draw:text-style-name="P1" xml:id="id12" draw:id="id12" draw:layer="layout" svg:width="10.218cm" svg:height="0.962cm" svg:x="15.021cm" svg:y="13.04cm">
          <draw:text-box>
            <text:p>Unique Slice Identification Number</text:p>
          </draw:text-box>
        </draw:frame>
        <draw:connector draw:style-name="gr14" draw:text-style-name="P5" draw:layer="measurelines" svg:x1="10.775cm" svg:y1="7.259cm" svg:x2="8.978cm" svg:y2="10.117cm" draw:start-shape="id1" draw:start-glue-point="6" draw:end-shape="id2" draw:end-glue-point="1" svg:d="M10775 7259v2858h-1797" svg:viewBox="0 0 1798 2859">
          <text:p/>
        </draw:connector>
        <draw:connector draw:style-name="gr14" draw:text-style-name="P5" draw:layer="measurelines" svg:x1="12.733cm" svg:y1="7.253cm" svg:x2="12.176cm" svg:y2="11.514cm" draw:start-shape="id3" draw:start-glue-point="6" draw:end-shape="id4" draw:end-glue-point="1" svg:d="M12733 7253v4261h-557" svg:viewBox="0 0 558 4262">
          <text:p/>
        </draw:connector>
        <draw:connector draw:style-name="gr14" draw:text-style-name="P5" draw:layer="measurelines" svg:x1="14.299cm" svg:y1="7.256cm" svg:x2="11.16cm" svg:y2="13.228cm" draw:start-shape="id5" draw:start-glue-point="6" draw:end-shape="id6" draw:end-glue-point="1" svg:d="M14299 7256v5972h-3139" svg:viewBox="0 0 3140 5973">
          <text:p/>
        </draw:connector>
        <draw:connector draw:style-name="gr14" draw:text-style-name="P5" draw:layer="measurelines" svg:x1="15.545cm" svg:y1="7.227cm" svg:x2="16.24cm" svg:y2="11.862cm" draw:start-shape="id7" draw:start-glue-point="6" draw:end-shape="id8" draw:end-glue-point="3" svg:d="M15545 7227v4635h695" svg:viewBox="0 0 696 4636">
          <text:p/>
        </draw:connector>
        <draw:connector draw:style-name="gr14" draw:text-style-name="P5" draw:layer="measurelines" draw:line-skew="-0.21cm" svg:x1="16.902cm" svg:y1="7.257cm" svg:x2="16.621cm" svg:y2="9.774cm" draw:start-shape="id9" draw:start-glue-point="6" draw:end-shape="id10" draw:end-glue-point="3" svg:d="M16902 7257v632h-781v1885h500" svg:viewBox="0 0 782 2518">
          <text:p/>
        </draw:connector>
        <draw:connector draw:style-name="gr14" draw:text-style-name="P5" draw:layer="measurelines" draw:line-skew="-1.658cm -0.057cm" svg:x1="18.852cm" svg:y1="7.257cm" svg:x2="25.239cm" svg:y2="13.521cm" draw:start-shape="id11" draw:start-glue-point="6" draw:end-shape="id12" draw:end-glue-point="1" svg:d="M18852 7257v1236h6830v5028h-443" svg:viewBox="0 0 6831 6265">
          <text:p/>
        </draw:connector>
        <draw:connector draw:style-name="gr14" draw:text-style-name="P5" draw:layer="measurelines" svg:x1="7.831cm" svg:y1="7.283cm" svg:x2="2.632cm" svg:y2="9.028cm" draw:start-shape="id13" draw:start-glue-point="6" draw:end-shape="id14" draw:end-glue-point="3" svg:d="M7831 7283v636h-5699v1109h500" svg:viewBox="0 0 5700 1746">
          <text:p/>
        </draw:connector>
        <draw:frame draw:style-name="gr15" draw:text-style-name="P1" draw:layer="measurelines" svg:width="14.476cm" svg:height="0.962cm" svg:x="6.463cm" svg:y="2.27cm">
          <draw:text-box>
            <text:p>Visual Guide to Naming Structure per Cluster Use</text:p>
          </draw:text-box>
        </draw:frame>
        <draw:frame draw:style-name="gr16" draw:text-style-name="P1" xml:id="id8" draw:id="id8" draw:layer="layout" svg:width="6.877cm" svg:height="0.962cm" svg:x="16.24cm" svg:y="11.381cm">
          <draw:text-box>
            <text:p>Part Quantity Per-Pri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6T15:55:30.290957929</meta:creation-date>
    <dc:date>2017-01-06T13:07:55.097507549</dc:date>
    <meta:editing-duration>PT6M20S</meta:editing-duration>
    <meta:editing-cycles>4</meta:editing-cycles>
    <meta:generator>LibreOffice/5.2.4.2.1$Linux_X86_64 LibreOffice_project/20m0$Build-2</meta:generator>
    <dc:creator>aleph </dc:creator>
    <meta:document-statistic meta:object-count="23"/>
  </office:meta>
</office:document-meta>
</file>